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20pt" style:font-size-asian="20pt"/>
    </style:style>
    <style:style style:name="P3" style:parent-style-name="Standard" style:family="paragraph">
      <style:text-properties style:font-name="sans-serif" fo:font-size="11pt" style:font-size-asian="11pt"/>
    </style:style>
  </office:automatic-styles>
  <office:body>
    <office:text text:use-soft-page-breaks="true">
      <text:p text:style-name="P1">Adrien Chabert</text:p>
      <text:p text:style-name="Standard"/>
      <text:p text:style-name="P2">Littérature Projet Bachelor</text:p>
      <text:p text:style-name="Standard"/>
      <text:p text:style-name="Standard"><text:a xlink:href="https://ijoear.com/Paper-October-2016/IJOEAR-SEP-2016-34.pdf" office:target-frame-name="_top" xlink:show="replace">https://ijoear.com/Paper-October-2016/IJOEAR-SEP-2016-34.pdf</text:a><text:s/>from ConserWater : Irrigation Artificial Intelligence</text:p>
      <text:p text:style-name="Standard">Global custom - tailored machine learning of soil water content for</text:p>
      <text:p text:style-name="Standard">locale specific irrigation modeling with high accuracy</text:p>
      <text:p text:style-name="Standard"/>
      <text:p text:style-name="Standard">For the</text:p>
      <text:p text:style-name="Standard">purpose of predicting irrigation water requirements, the central postulation used by AquaCrop is the soil water balance [9] :</text:p>
      <text:p text:style-name="Standard">Dr,i = Dr,i-1 – (P – RO)i – Ii – CR-+ Etc,i + Dpi<text:s/><text:tab/>(1)</text:p>
      <text:p text:style-name="Standard">where Dr,i represents <text:s/>the <text:s/>root <text:s/>zone <text:s/>water <text:s/>depletion <text:s/>on <text:s/>day i, Dr,i-1 the <text:s/>root <text:s/>zone <text:s/>water <text:s/>depletion <text:s/>on <text:s/>day i-1, Pi the precipitation on day i, Roi runoff from the soil surface on day i, Ii net irrigation depth on day i, CRi capillary rise from the groundwater on day i, ETc,i crop evapotranspiration on day i, and Dpi water loss of the root zone by deep percolation on day i.</text:p>
      <text:p text:style-name="Standard"/>
      <text:p text:style-name="Standard">The more<text:s/>important and difficult factor to calculate is ET (crop evaporation). Can depand on many factors.Since <text:s/>ET <text:s/>tends <text:s/>to <text:s/>be <text:s/>a <text:s/>nonlinear <text:s/>behavior <text:s/>in <text:s/>several <text:s/>variables, <text:s/>Artificial <text:s/>Neural <text:s/>Networks <text:s/>(ANNs) <text:s/>are commonly used [17].</text:p>
      <text:p text:style-name="Standard">See : Kim S, Kim HS (2008) Neural networks and genetic algorithm approach for nonlinear evaporation and evapotranspiration modeling. Journal of Hydrology 351:299 – 317. doi: 10.1016/j.jhydrol.2007.12.014</text:p>
      <text:p text:style-name="Standard"/>
      <text:p text:style-name="Standard">Machine learning algorithm :</text:p>
      <text:p text:style-name="Standard">- multiple linear regression</text:p>
      <text:p text:style-name="Standard">- ensemble learning</text:p>
      <text:p text:style-name="Standard">- AutoRegressive Integrated Moving Average (ARIMA)</text:p>
      <text:p text:style-name="Standard">- Seasonal ARIMA (SARIMA)</text:p>
      <text:p text:style-name="Standard">this assumption requires that the dataset have statistical properties. But as we do the experimentation indoor. The impact of the climatic outdoor factor is not important<text:s/>for us.</text:p>
      <text:p text:style-name="P3">Least Squares Multiple Linear Regression (LSMLR), Sequential Feature Selection (SFS), LASSO Regression, Ridge Regression, Elastic Net Regression, Ensemble Learning and Neural Networks</text:p>
      <text:p text:style-name="Standard"/>
      <text:p text:style-name="Standard"/>
      <text:p text:style-name="Standard"/>
      <text:p text:style-name="Standard">From Precision agriculture :<text:s/>Applying machine learning on sensor data for irrigation recommendations: revealing the agronomist’s tacit knowledge</text:p>
      <text:p text:style-name="Standard"/>
      <text:p text:style-name="Standard">They implement machine learning on data collect over 2 year with 22 censors. They are able to plan an watering over one week. They try multiple algorithme. The one with the best accuracy was Gradient Boosted Regression Tree.</text:p>
      <text:p text:style-name="Standard"/>
      <text:p text:style-name="Standard"/>
      <text:p text:style-name="Standard">Estimating soil moisture using remote sensing data: A machine learning approach</text:p>
      <text:p text:style-name="Standard">It’s an etude done in 2009 on data collect in Colorado. It’s about estimated the soil moisture with sensor data. They used the technique called Support Vector Machine (SVM). “SVM is based on statistical learning theory that uses a hypothesis space of linear functions based on Kernel approach.” They obtained better result with SVM than with ANN model and Multivariate Linear Regression.</text:p>
      <text:p text:style-name="Standard"/>
      <text:soft-page-break/>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en Chabert</dc:creator>
    <meta:creation-date>2019-03-11T18:19:00Z</meta:creation-date>
    <dc:date>2019-03-13T10:33:00Z</dc:date>
    <meta:template xlink:href="Normal" xlink:type="simple"/>
    <meta:editing-cycles>8</meta:editing-cycles>
    <meta:editing-duration>PT7200S</meta:editing-duration>
    <meta:document-statistic meta:page-count="2" meta:paragraph-count="5" meta:word-count="423" meta:character-count="2748" meta:row-count="19" meta:non-whitespace-character-count="2330"/>
  </office:meta>
</office:document-meta>
</file>